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7.1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26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b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原始测试数据" table:style-name="ta1">
        <table:table-column table:style-name="co1" table:default-cell-style-name="Default"/>
        <table:table-column table:style-name="co1" table:number-columns-repeated="16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005" table:default-cell-style-name="Default"/>
        <table:table-row table:style-name="ro1"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6" office:value-type="string" calcext:value-type="string">
            <text:p>备注</text:p>
          </table:table-cell>
          <table:table-cell table:style-name="ce6" table:number-columns-repeated="1005"/>
        </table:table-row>
        <table:table-row table:style-name="ro1">
          <table:table-cell/>
          <table:table-cell table:style-name="ce8" office:value-type="float" office:value="3.9" calcext:value-type="float">
            <text:p>3.9</text:p>
          </table:table-cell>
          <table:table-cell table:style-name="ce8"/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7.7" calcext:value-type="float">
            <text:p>7.7</text:p>
          </table:table-cell>
          <table:table-cell table:style-name="ce8" office:value-type="float" office:value="10.4" calcext:value-type="float">
            <text:p>10.4</text:p>
          </table:table-cell>
          <table:table-cell table:style-name="ce8" office:value-type="float" office:value="15.4" calcext:value-type="float">
            <text:p>15.4</text:p>
          </table:table-cell>
          <table:table-cell table:style-name="ce8" office:value-type="float" office:value="22.5" calcext:value-type="float">
            <text:p>22.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4.3" calcext:value-type="float">
            <text:p>44.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黄色背景测试地图为：map_cut_1209.pgm</text:p>
          </table:table-cell>
          <table:table-cell table:number-columns-repeated="1005"/>
        </table:table-row>
        <table:table-row table:style-name="ro1">
          <table:table-cell/>
          <table:table-cell table:style-name="ce8" table:number-columns-repeated="7"/>
          <table:table-cell table:style-name="ce8" office:value-type="float" office:value="78" calcext:value-type="float">
            <text:p>78</text:p>
          </table:table-cell>
          <table:table-cell table:style-name="ce8" office:value-type="float" office:value="53.6" calcext:value-type="float">
            <text:p>53.6</text:p>
          </table:table-cell>
          <table:table-cell table:style-name="ce8" office:value-type="float" office:value="33.7" calcext:value-type="float">
            <text:p>33.7</text:p>
          </table:table-cell>
          <table:table-cell table:style-name="ce8" office:value-type="string" calcext:value-type="string">
            <text:p>9.5L</text:p>
          </table:table-cell>
          <table:table-cell table:style-name="ce8" office:value-type="float" office:value="13.6" calcext:value-type="float">
            <text:p>13.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.5" calcext:value-type="float">
            <text:p>12.5</text:p>
          </table:table-cell>
          <table:table-cell table:style-name="ce8" office:value-type="float" office:value="10.6" calcext:value-type="float">
            <text:p>10.6</text:p>
          </table:table-cell>
          <table:table-cell table:style-name="ce8"/>
          <table:table-cell/>
          <table:table-cell office:value-type="string" calcext:value-type="string">
            <text:p>剩余3组正反向测试地图为：map_cut_1209_1.pgm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33.7" calcext:value-type="float">
            <text:p>33.7</text:p>
          </table:table-cell>
          <table:table-cell office:value-type="float" office:value="39.7" calcext:value-type="float">
            <text:p>39.7</text:p>
          </table:table-cell>
          <table:table-cell office:value-type="float" office:value="49.5" calcext:value-type="float">
            <text:p>49.5</text:p>
          </table:table-cell>
          <table:table-cell office:value-type="float" office:value="55" calcext:value-type="float">
            <text:p>55</text:p>
          </table:table-cell>
          <table:table-cell office:value-type="float" office:value="68.5" calcext:value-type="float">
            <text:p>68.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51.5" calcext:value-type="float">
            <text:p>51.5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office:value-type="float" office:value="10.8" calcext:value-type="float">
            <text:p>10.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25.3" calcext:value-type="float">
            <text:p>25.3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office:value-type="float" office:value="49.7" calcext:value-type="float">
            <text:p>49.7</text:p>
          </table:table-cell>
          <table:table-cell office:value-type="float" office:value="55" calcext:value-type="float">
            <text:p>55</text:p>
          </table:table-cell>
          <table:table-cell office:value-type="float" office:value="63.5" calcext:value-type="float">
            <text:p>63.5</text:p>
          </table:table-cell>
          <table:table-cell office:value-type="float" office:value="67.5" calcext:value-type="float">
            <text:p>67.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58.7" calcext:value-type="float">
            <text:p>58.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.5" calcext:value-type="float">
            <text:p>59.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2.5" calcext:value-type="float">
            <text:p>52.5</text:p>
          </table:table-cell>
          <table:table-cell office:value-type="float" office:value="43.2" calcext:value-type="float">
            <text:p>43.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15.5" calcext:value-type="float">
            <text:p>15.5</text:p>
          </table:table-cell>
          <table:table-cell office:value-type="float" office:value="9.5" calcext:value-type="float">
            <text:p>9.5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6.5" calcext:value-type="float">
            <text:p>6.5</text:p>
          </table:table-cell>
          <table:table-cell table:style-name="Default" table:number-columns-repeated="9"/>
          <table:table-cell table:number-columns-repeated="1007"/>
        </table:table-row>
      </table:table>
      <table:table table:name="数据整理" table:style-name="ta1">
        <table:table-column table:style-name="co3" table:default-cell-style-name="ce4"/>
        <table:table-column table:style-name="co1" table:number-columns-repeated="15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006" table:default-cell-style-name="Default"/>
        <table:table-row table:style-name="ro1">
          <table:table-cell table:style-name="ce3" office:value-type="string" calcext:value-type="string">
            <text:p>Direction \ 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备注</text:p>
          </table:table-cell>
          <table:table-cell table:style-name="ce6"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33.7" calcext:value-type="float">
            <text:p>33.7</text:p>
          </table:table-cell>
          <table:table-cell office:value-type="float" office:value="39.7" calcext:value-type="float">
            <text:p>39.7</text:p>
          </table:table-cell>
          <table:table-cell office:value-type="float" office:value="49.5" calcext:value-type="float">
            <text:p>49.5</text:p>
          </table:table-cell>
          <table:table-cell office:value-type="float" office:value="55" calcext:value-type="float">
            <text:p>55</text:p>
          </table:table-cell>
          <table:table-cell office:value-type="float" office:value="68.5" calcext:value-type="float">
            <text:p>68.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测试地图为：map_cut_1209_1.pg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51.5" calcext:value-type="float">
            <text:p>51.5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25.3" calcext:value-type="float">
            <text:p>25.3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office:value-type="float" office:value="49.7" calcext:value-type="float">
            <text:p>49.7</text:p>
          </table:table-cell>
          <table:table-cell office:value-type="float" office:value="55" calcext:value-type="float">
            <text:p>55</text:p>
          </table:table-cell>
          <table:table-cell office:value-type="float" office:value="63.5" calcext:value-type="float">
            <text:p>63.5</text:p>
          </table:table-cell>
          <table:table-cell office:value-type="float" office:value="67.5" calcext:value-type="float">
            <text:p>67.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58.7" calcext:value-type="float">
            <text:p>58.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.5" calcext:value-type="float">
            <text:p>59.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2.5" calcext:value-type="float">
            <text:p>52.5</text:p>
          </table:table-cell>
          <table:table-cell office:value-type="float" office:value="43.2" calcext:value-type="float">
            <text:p>43.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15.5" calcext:value-type="float">
            <text:p>15.5</text:p>
          </table:table-cell>
          <table:table-cell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正向平均值</text:p>
          </table:table-cell>
          <table:table-cell office:value-type="float" office:value="4" calcext:value-type="float">
            <text:p>4</text:p>
          </table:table-cell>
          <table:table-cell table:formula="of:=AVERAGE([.C2];[.C4];[.C6])" office:value-type="float" office:value="2.16666666666667" calcext:value-type="float">
            <text:p>2.16666666666667</text:p>
          </table:table-cell>
          <table:table-cell table:formula="of:=AVERAGE([.D2];[.D4];[.D6])" office:value-type="float" office:value="3" calcext:value-type="float">
            <text:p>3</text:p>
          </table:table-cell>
          <table:table-cell table:formula="of:=AVERAGE([.E2];[.E4];[.E6])" office:value-type="float" office:value="2.43333333333333" calcext:value-type="float">
            <text:p>2.43333333333333</text:p>
          </table:table-cell>
          <table:table-cell table:formula="of:=AVERAGE([.F2];[.F4];[.F6])" office:value-type="float" office:value="2.8" calcext:value-type="float">
            <text:p>2.8</text:p>
          </table:table-cell>
          <table:table-cell table:formula="of:=AVERAGE([.G2];[.G4];[.G6])" office:value-type="float" office:value="5.86666666666667" calcext:value-type="float">
            <text:p>5.86666666666667</text:p>
          </table:table-cell>
          <table:table-cell table:formula="of:=AVERAGE([.H2];[.H4];[.H6])" office:value-type="float" office:value="15.6666666666667" calcext:value-type="float">
            <text:p>15.6666666666667</text:p>
          </table:table-cell>
          <table:table-cell table:formula="of:=AVERAGE([.I2];[.I4];[.I6])" office:value-type="float" office:value="24.8" calcext:value-type="float">
            <text:p>24.8</text:p>
          </table:table-cell>
          <table:table-cell table:formula="of:=AVERAGE([.J2];[.J4];[.J6])" office:value-type="float" office:value="33.8" calcext:value-type="float">
            <text:p>33.8</text:p>
          </table:table-cell>
          <table:table-cell table:formula="of:=AVERAGE([.K2];[.K4];[.K6])" office:value-type="float" office:value="39.3" calcext:value-type="float">
            <text:p>39.3</text:p>
          </table:table-cell>
          <table:table-cell table:formula="of:=AVERAGE([.L2];[.L4];[.L6])" office:value-type="float" office:value="49.6" calcext:value-type="float">
            <text:p>49.6</text:p>
          </table:table-cell>
          <table:table-cell table:formula="of:=AVERAGE([.M2];[.M4];[.M6])" office:value-type="float" office:value="52.3333333333333" calcext:value-type="float">
            <text:p>52.3333333333333</text:p>
          </table:table-cell>
          <table:table-cell table:formula="of:=AVERAGE([.N2];[.N4];[.N6])" office:value-type="float" office:value="63.8333333333333" calcext:value-type="float">
            <text:p>63.8333333333333</text:p>
          </table:table-cell>
          <table:table-cell table:formula="of:=AVERAGE([.O2];[.O4];[.O6])" office:value-type="float" office:value="65.5" calcext:value-type="float">
            <text:p>65.5</text:p>
          </table:table-cell>
          <table:table-cell table:formula="of:=AVERAGE([.P2];[.P4];[.P6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反向平均值</text:p>
          </table:table-cell>
          <table:table-cell table:formula="of:=AVERAGE([.B3];[.B5];[.B7])" office:value-type="float" office:value="2.4" calcext:value-type="float">
            <text:p>2.4</text:p>
          </table:table-cell>
          <table:table-cell table:formula="of:=AVERAGE([.C3];[.C5];[.C7])" office:value-type="float" office:value="2.26666666666667" calcext:value-type="float">
            <text:p>2.26666666666667</text:p>
          </table:table-cell>
          <table:table-cell table:formula="of:=AVERAGE([.D3];[.D5];[.D7])" office:value-type="float" office:value="2.33333333333333" calcext:value-type="float">
            <text:p>2.33333333333333</text:p>
          </table:table-cell>
          <table:table-cell table:formula="of:=AVERAGE([.E3];[.E5];[.E7])" office:value-type="float" office:value="3.06666666666667" calcext:value-type="float">
            <text:p>3.06666666666667</text:p>
          </table:table-cell>
          <table:table-cell table:formula="of:=AVERAGE([.F3];[.F5];[.F7])" office:value-type="float" office:value="3.9" calcext:value-type="float">
            <text:p>3.9</text:p>
          </table:table-cell>
          <table:table-cell table:formula="of:=AVERAGE([.G3];[.G5];[.G7])" office:value-type="float" office:value="5.83333333333333" calcext:value-type="float">
            <text:p>5.83333333333333</text:p>
          </table:table-cell>
          <table:table-cell table:formula="of:=AVERAGE([.H3];[.H5];[.H7])" office:value-type="float" office:value="2.73333333333333" calcext:value-type="float">
            <text:p>2.73333333333333</text:p>
          </table:table-cell>
          <table:table-cell table:formula="of:=AVERAGE([.I3];[.I5];[.I7])" office:value-type="float" office:value="54.2333333333333" calcext:value-type="float">
            <text:p>54.2333333333333</text:p>
          </table:table-cell>
          <table:table-cell table:formula="of:=AVERAGE([.J3];[.J5];[.J7])" office:value-type="float" office:value="44.1666666666667" calcext:value-type="float">
            <text:p>44.1666666666667</text:p>
          </table:table-cell>
          <table:table-cell table:formula="of:=AVERAGE([.K3];[.K5];[.K7])" office:value-type="float" office:value="37.6666666666667" calcext:value-type="float">
            <text:p>37.6666666666667</text:p>
          </table:table-cell>
          <table:table-cell table:formula="of:=AVERAGE([.L3];[.L5];[.L7])" office:value-type="float" office:value="25.5" calcext:value-type="float">
            <text:p>25.5</text:p>
          </table:table-cell>
          <table:table-cell table:formula="of:=AVERAGE([.M3];[.M5];[.M7])" office:value-type="float" office:value="18.8333333333333" calcext:value-type="float">
            <text:p>18.8333333333333</text:p>
          </table:table-cell>
          <table:table-cell table:formula="of:=AVERAGE([.N3];[.N5];[.N7])" office:value-type="float" office:value="14.5" calcext:value-type="float">
            <text:p>14.5</text:p>
          </table:table-cell>
          <table:table-cell table:formula="of:=AVERAGE([.O3];[.O5];[.O7])" office:value-type="float" office:value="10.1" calcext:value-type="float">
            <text:p>10.1</text:p>
          </table:table-cell>
          <table:table-cell/>
          <table:table-cell table:style-name="ce6" table:number-columns-repeated="1008"/>
        </table:table-row>
        <table:table-row table:style-name="ro2">
          <table:table-cell office:value-type="string" calcext:value-type="string">
            <text:p>正向惯导误差百分比(%)</text:p>
          </table:table-cell>
          <table:table-cell table:number-columns-repeated="6"/>
          <table:table-cell table:formula="of:=[.H8]/[.H12]" office:value-type="float" office:value="2.56410256410256" calcext:value-type="float">
            <text:p>2.56410256410256</text:p>
          </table:table-cell>
          <table:table-cell table:formula="of:=[.I8]/[.I12]" office:value-type="float" office:value="2.0271374856956" calcext:value-type="float">
            <text:p>2.0271374856956</text:p>
          </table:table-cell>
          <table:table-cell table:formula="of:=[.J8]/[.J12]" office:value-type="float" office:value="1.96123941046768" calcext:value-type="float">
            <text:p>1.96123941046768</text:p>
          </table:table-cell>
          <table:table-cell table:formula="of:=[.K8]/[.K12]" office:value-type="float" office:value="1.7675631915085" calcext:value-type="float">
            <text:p>1.7675631915085</text:p>
          </table:table-cell>
          <table:table-cell table:formula="of:=[.L8]/[.L12]" office:value-type="float" office:value="1.82125284570757" calcext:value-type="float">
            <text:p>1.82125284570757</text:p>
          </table:table-cell>
          <table:table-cell table:formula="of:=[.M8]/[.M12]" office:value-type="float" office:value="1.62354449752849" calcext:value-type="float">
            <text:p>1.62354449752849</text:p>
          </table:table-cell>
          <table:table-cell table:formula="of:=[.N8]/[.N12]" office:value-type="float" office:value="1.71438291167571" calcext:value-type="float">
            <text:p>1.71438291167571</text:p>
          </table:table-cell>
          <table:table-cell table:formula="of:=[.O8]/[.O12]" office:value-type="float" office:value="1.55088317469337" calcext:value-type="float">
            <text:p>1.5508831746933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string" calcext:value-type="string">
            <text:p>反向惯导误差百分比(%)</text:p>
          </table:table-cell>
          <table:table-cell table:number-columns-repeated="6"/>
          <table:table-cell table:style-name="ce5"/>
          <table:table-cell table:formula="of:=[.I9]/[.I13]" office:value-type="float" office:value="1.29900199600798" calcext:value-type="float">
            <text:p>1.29900199600798</text:p>
          </table:table-cell>
          <table:table-cell table:formula="of:=[.J9]/[.J13]" office:value-type="float" office:value="1.20181405895692" calcext:value-type="float">
            <text:p>1.20181405895692</text:p>
          </table:table-cell>
          <table:table-cell table:formula="of:=[.K9]/[.K13]" office:value-type="float" office:value="1.18635170603675" calcext:value-type="float">
            <text:p>1.18635170603675</text:p>
          </table:table-cell>
          <table:table-cell table:formula="of:=[.L9]/[.L13]" office:value-type="float" office:value="0.953271028037383" calcext:value-type="float">
            <text:p>0.953271028037383</text:p>
          </table:table-cell>
          <table:table-cell table:formula="of:=[.M9]/[.M13]" office:value-type="float" office:value="0.865900383141762" calcext:value-type="float">
            <text:p>0.865900383141762</text:p>
          </table:table-cell>
          <table:table-cell table:formula="of:=[.N9]/[.N13]" office:value-type="float" office:value="0.865671641791045" calcext:value-type="float">
            <text:p>0.865671641791045</text:p>
          </table:table-cell>
          <table:table-cell table:formula="of:=[.O9]/[.O13]" office:value-type="float" office:value="0.859574468085106" calcext:value-type="float">
            <text:p>0.859574468085106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正向惯导行驶距离(m)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.11" calcext:value-type="float">
            <text:p>6.11</text:p>
          </table:table-cell>
          <table:table-cell table:style-name="ce3" office:value-type="float" office:value="12.234" calcext:value-type="float">
            <text:p>12.234</text:p>
          </table:table-cell>
          <table:table-cell table:style-name="ce3" table:formula="of:=[.I12]+5" office:value-type="float" office:value="17.234" calcext:value-type="float">
            <text:p>17.234</text:p>
          </table:table-cell>
          <table:table-cell table:style-name="ce3" table:formula="of:=[.J12]+5" office:value-type="float" office:value="22.234" calcext:value-type="float">
            <text:p>22.234</text:p>
          </table:table-cell>
          <table:table-cell table:style-name="ce3" table:formula="of:=[.K12]+5" office:value-type="float" office:value="27.234" calcext:value-type="float">
            <text:p>27.234</text:p>
          </table:table-cell>
          <table:table-cell table:style-name="ce3" table:formula="of:=[.L12]+5" office:value-type="float" office:value="32.234" calcext:value-type="float">
            <text:p>32.234</text:p>
          </table:table-cell>
          <table:table-cell table:style-name="ce3" table:formula="of:=[.M12]+5" office:value-type="float" office:value="37.234" calcext:value-type="float">
            <text:p>37.234</text:p>
          </table:table-cell>
          <table:table-cell table:style-name="ce3" table:formula="of:=[.N12]+5" office:value-type="float" office:value="42.234" calcext:value-type="float">
            <text:p>42.234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反向惯导行驶距离(m)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1.75" calcext:value-type="float">
            <text:p>41.75</text:p>
          </table:table-cell>
          <table:table-cell table:style-name="ce3" office:value-type="float" office:value="36.75" calcext:value-type="float">
            <text:p>36.75</text:p>
          </table:table-cell>
          <table:table-cell table:style-name="ce3" office:value-type="float" office:value="31.75" calcext:value-type="float">
            <text:p>31.75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16.75" calcext:value-type="float">
            <text:p>16.75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/>
          <table:table-cell table:style-name="ce6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20:24.192587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0:02:25.487009227</meta:creation-date>
    <dc:date>2020-12-14T11:29:29.392168518</dc:date>
    <meta:editing-duration>PT7H39M8S</meta:editing-duration>
    <meta:editing-cycles>113</meta:editing-cycles>
    <meta:generator>LibreOffice/6.0.7.3$Linux_X86_64 LibreOffice_project/00m0$Build-3</meta:generator>
    <meta:document-statistic meta:table-count="2" meta:cell-count="309" meta:object-count="0"/>
  </office:meta>
</office:document-meta>
</file>